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4.128cm"/>
    </style:style>
    <style:style style:name="Tabela1.A1" style:family="table-cell">
      <style:table-cell-properties style:vertical-align="top" fo:padding="0.176cm" fo:border="1.5pt solid #000000"/>
    </style:style>
    <style:style style:name="Tabela1.A5" style:family="table-cell">
      <style:table-cell-properties style:vertical-align="top" fo:padding="0.176cm" fo:border-left="1.5pt solid #000000" fo:border-right="1.5pt solid #000000" fo:border-top="none" fo:border-bottom="1.5pt solid #000000"/>
    </style:style>
    <style:style style:name="Tabela2" style:family="table">
      <style:table-properties style:width="16.51cm" table:align="margins" style:writing-mode="lr-tb"/>
    </style:style>
    <style:style style:name="Tabela2.A" style:family="table-column">
      <style:table-column-properties style:column-width="16.51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.51cm" table:align="margins" style:writing-mode="lr-tb"/>
    </style:style>
    <style:style style:name="Tabela3.A" style:family="table-column">
      <style:table-column-properties style:column-width="16.51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1pt" fo:language="pt" fo:country="BR" style:font-size-asian="21pt" style:font-size-complex="21pt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fo:font-size="14pt" fo:language="pt" fo:country="BR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15d9e" officeooo:paragraph-rsid="00133ced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33ced" officeooo:paragraph-rsid="00133ced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size-asian="11pt" style:font-size-complex="11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33ced" officeooo:paragraph-rsid="00133ced" style:font-size-asian="11pt" style:font-size-complex="11pt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21pt" fo:language="pt" fo:country="BR" style:font-name-asian="Times New Roman" style:font-size-asian="21pt" style:font-name-complex="Times New Roman" style:font-size-complex="21pt"/>
    </style:style>
    <style:style style:name="P12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21pt" fo:language="pt" fo:country="BR" style:font-name-asian="Times New Roman" style:font-size-asian="21pt" style:font-name-complex="Times New Roman" style:font-size-complex="21pt"/>
    </style:style>
    <style:style style:name="P13" style:family="paragraph" style:parent-style-name="Standard">
      <style:paragraph-properties fo:line-height="115%" fo:break-before="page" style:writing-mode="lr-tb"/>
      <style:text-properties style:font-name="Times New Roman" fo:font-size="13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5e889" officeooo:paragraph-rsid="0015e889" style:font-name-asian="Times New Roman" style:font-size-asian="11pt" style:font-style-asian="normal" style:font-name-complex="Times New Roman" style:font-size-complex="11pt" style:font-style-complex="normal"/>
    </style:style>
    <style:style style:name="P16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5e889" officeooo:paragraph-rsid="0015e889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style:font-size-asian="11pt" style:font-size-complex="11pt"/>
    </style:style>
    <style:style style:name="P18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33ced" officeooo:paragraph-rsid="00133ced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line-height="115%" style:writing-mode="lr-tb"/>
      <style:text-properties style:font-name="Times New Roman" fo:font-size="11pt" fo:language="pt" fo:country="BR" fo:font-style="italic" officeooo:rsid="0015e889" officeooo:paragraph-rsid="0015e88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line-height="115%" style:writing-mode="lr-tb"/>
      <style:text-properties style:font-name="Times New Roman" fo:font-size="11pt" fo:language="pt" fo:country="BR" fo:font-style="italic" officeooo:rsid="0015e889" officeooo:paragraph-rsid="0015e889" style:font-name-asian="Times New Roman" style:font-size-asian="11pt" style:font-style-asian="italic" style:font-name-complex="Times New Roman" style:font-size-complex="11pt" style:font-style-complex="italic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pt" fo:country="BR"/>
    </style:style>
    <style:style style:name="P22" style:family="paragraph" style:parent-style-name="Standard">
      <style:paragraph-properties fo:line-height="115%" style:writing-mode="lr-tb"/>
      <style:text-properties style:font-name="Times New Roman" fo:font-size="11pt" fo:language="pt" fo:country="BR" fo:font-weight="normal" officeooo:rsid="00133ced" officeooo:paragraph-rsid="00133ced" style:font-name-asian="Times New Roman" style:font-size-asian="11pt" style:font-weight-asian="normal" style:font-name-complex="Times New Roman" style:font-size-complex="11pt" style:font-weight-complex="normal"/>
    </style:style>
    <style:style style:name="P23" style:family="paragraph" style:parent-style-name="Standard">
      <style:paragraph-properties fo:line-height="115%" style:writing-mode="lr-tb"/>
      <style:text-properties style:font-name="Times New Roman" fo:font-size="11pt" fo:language="pt" fo:country="BR" fo:font-weight="normal" officeooo:rsid="00165e9f" officeooo:paragraph-rsid="00165e9f" style:font-name-asian="Times New Roman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99ecb" style:font-name-asian="Times New Roman" style:font-size-asian="11pt" style:font-name-complex="Times New Roman" style:font-size-complex="11pt"/>
    </style:style>
    <style:style style:name="P25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15d9e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1pt" fo:language="pt" fo:country="BR" officeooo:rsid="001b1211" officeooo:paragraph-rsid="001b1211" style:font-name-asian="Times New Roman" style:font-size-asian="11pt" style:font-name-complex="Times New Roman" style:font-size-complex="11pt"/>
    </style:style>
    <style:style style:name="P27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15d9e" style:font-size-asian="11pt" style:font-size-complex="11pt"/>
    </style:style>
    <style:style style:name="P28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99ecb" style:font-size-asian="11pt" style:font-size-complex="11pt"/>
    </style:style>
    <style:style style:name="P29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15d9e" officeooo:paragraph-rsid="00199ecb" style:font-name-asian="Times New Roman" style:font-size-asian="11pt" style:font-style-asian="normal" style:font-name-complex="Times New Roman" style:font-size-complex="11pt" style:font-style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fo:font-weight="bold" officeooo:rsid="00133ced" officeooo:paragraph-rsid="00133ced" style:font-name-asian="Times New Roman" style:font-size-asian="11pt" style:font-weight-asian="bold" style:font-name-complex="Times New Roman" style:font-size-complex="11pt" style:font-weight-complex="bold"/>
    </style:style>
    <style:style style:name="P3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21pt" fo:language="pt" fo:country="BR" officeooo:rsid="00165e9f" officeooo:paragraph-rsid="00165e9f" style:font-name-asian="Times New Roman" style:font-size-asian="21pt" style:font-name-complex="Times New Roman" style:font-size-complex="21pt"/>
    </style:style>
    <style:style style:name="P33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paragraph-rsid="00133ced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1pt" fo:language="pt" fo:country="BR" officeooo:rsid="001b1211" officeooo:paragraph-rsid="001b1211" style:font-name-asian="Times New Roman" style:font-size-asian="11pt" style:font-name-complex="Times New Roman" style:font-size-complex="11pt"/>
    </style:style>
    <style:style style:name="P36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15d9e" officeooo:paragraph-rsid="00115d9e" style:font-size-asian="11pt" style:font-size-complex="11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65e9f" officeooo:paragraph-rsid="00165e9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65e9f" officeooo:paragraph-rsid="00165e9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7f3e9" officeooo:paragraph-rsid="0017f3e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65e9f" officeooo:paragraph-rsid="00165e9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7f3e9" officeooo:paragraph-rsid="0017f3e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a44" style:font-weight-asian="bold" style:font-weight-complex="bold"/>
    </style:style>
    <style:style style:name="T3" style:family="text">
      <style:text-properties fo:font-weight="bold" officeooo:rsid="00165e9f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aa4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7aa4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157aa4" style:font-style-asian="italic" style:font-weight-asian="bold" style:font-style-complex="italic" style:font-weight-complex="bold"/>
    </style:style>
    <style:style style:name="T9" style:family="text">
      <style:text-properties officeooo:rsid="00133ced"/>
    </style:style>
    <style:style style:name="T10" style:family="text">
      <style:text-properties officeooo:rsid="0013aa4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aa44" style:font-weight-asian="normal" style:font-weight-complex="normal"/>
    </style:style>
    <style:style style:name="T13" style:family="text">
      <style:text-properties officeooo:rsid="0015e889"/>
    </style:style>
    <style:style style:name="T14" style:family="text">
      <style:text-properties officeooo:rsid="00165e9f"/>
    </style:style>
    <style:style style:name="T15" style:family="text">
      <style:text-properties officeooo:rsid="00189865"/>
    </style:style>
    <style:style style:name="T16" style:family="text">
      <style:text-properties officeooo:rsid="001a02c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c94ce" style:font-style-asian="normal" style:font-style-complex="normal"/>
    </style:style>
    <style:style style:name="T19" style:family="text">
      <style:text-properties fo:font-style="normal" officeooo:rsid="001e1d4d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1"/>
      <text:p text:style-name="P11"/>
      <text:p text:style-name="P11"/>
      <text:p text:style-name="P11"/>
      <text:p text:style-name="P11"/>
      <text:p text:style-name="P1">Projeto Prático - </text:p>
      <text:p text:style-name="P32">Plataforma de Gerenciamento de Decks de <text:span text:style-name="T4">Magic: The Gathering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2">Daniel <text:span text:style-name="T14">Quadros de </text:span>Miranda <text:span text:style-name="T14">7577406</text:span></text:p>
      <text:p text:style-name="P2">Duilio Felix Oliveira da Silva <text:span text:style-name="T14">7577299</text:span></text:p>
      <text:p text:style-name="P3">2º Sem. - Mac 0332 - Engenharia de Software</text:p>
      <text:p text:style-name="P3">Prof. Marco Aurélio Gerosa</text:p>
      <text:p text:style-name="P13">Histórico de revisões</text:p>
      <text:p text:style-name="P4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Autor</text:p>
          </table:table-cell>
        </table:table-row>
        <table:table-row>
          <table:table-cell table:style-name="Tabela1.A1" office:value-type="string">
            <text:p text:style-name="P37">29/11/14</text:p>
          </table:table-cell>
          <table:table-cell table:style-name="Tabela1.A1" office:value-type="string">
            <text:p text:style-name="P39">0.1</text:p>
          </table:table-cell>
          <table:table-cell table:style-name="Tabela1.A1" office:value-type="string">
            <text:p text:style-name="P39">Criação do modelo do documento.</text:p>
          </table:table-cell>
          <table:table-cell table:style-name="Tabela1.A1" office:value-type="string">
            <text:p text:style-name="P38">Daniel</text:p>
          </table:table-cell>
        </table:table-row>
        <table:table-row>
          <table:table-cell table:style-name="Tabela1.A1" office:value-type="string">
            <text:p text:style-name="P37">01/12/14</text:p>
          </table:table-cell>
          <table:table-cell table:style-name="Tabela1.A1" office:value-type="string">
            <text:p text:style-name="P39">0.2</text:p>
          </table:table-cell>
          <table:table-cell table:style-name="Tabela1.A1" office:value-type="string">
            <text:p text:style-name="P39">Adição do levantamento de requisitos</text:p>
          </table:table-cell>
          <table:table-cell table:style-name="Tabela1.A1" office:value-type="string">
            <text:p text:style-name="P38">Duilio</text:p>
          </table:table-cell>
        </table:table-row>
        <table:table-row>
          <table:table-cell table:style-name="Tabela1.A1" office:value-type="string">
            <text:p text:style-name="P37">02/12/14</text:p>
          </table:table-cell>
          <table:table-cell table:style-name="Tabela1.A1" office:value-type="string">
            <text:p text:style-name="P41">0.5</text:p>
          </table:table-cell>
          <table:table-cell table:style-name="Tabela1.A1" office:value-type="string">
            <text:p text:style-name="P41">Adição da modelagem</text:p>
          </table:table-cell>
          <table:table-cell table:style-name="Tabela1.A1" office:value-type="string">
            <text:p text:style-name="P40">Duilio</text:p>
          </table:table-cell>
        </table:table-row>
        <table:table-row>
          <table:table-cell table:style-name="Tabela1.A5" office:value-type="string">
            <text:p text:style-name="P37">03/12/14</text:p>
          </table:table-cell>
          <table:table-cell table:style-name="Tabela1.A5" office:value-type="string">
            <text:p text:style-name="P41">0.6</text:p>
          </table:table-cell>
          <table:table-cell table:style-name="Tabela1.A5" office:value-type="string">
            <text:p text:style-name="P41">Revisão dos requisitos não-funcionais</text:p>
          </table:table-cell>
          <table:table-cell table:style-name="Tabela1.A5" office:value-type="string">
            <text:p text:style-name="P40">Daniel</text:p>
          </table:table-cell>
        </table:table-row>
        <table:table-row>
          <table:table-cell table:style-name="Tabela1.A5" office:value-type="string">
            <text:p text:style-name="P37">04/12/14</text:p>
          </table:table-cell>
          <table:table-cell table:style-name="Tabela1.A5" office:value-type="string">
            <text:p text:style-name="P41">1.0</text:p>
          </table:table-cell>
          <table:table-cell table:style-name="Tabela1.A5" office:value-type="string">
            <text:p text:style-name="P41">Adição dos outros UML</text:p>
          </table:table-cell>
          <table:table-cell table:style-name="Tabela1.A5" office:value-type="string">
            <text:p text:style-name="P40">Daniel</text:p>
          </table:table-cell>
        </table:table-row>
        <table:table-row>
          <table:table-cell table:style-name="Tabela1.A5" office:value-type="string">
            <text:p text:style-name="P37">05/12/14</text:p>
          </table:table-cell>
          <table:table-cell table:style-name="Tabela1.A5" office:value-type="string">
            <text:p text:style-name="P41">1.1</text:p>
          </table:table-cell>
          <table:table-cell table:style-name="Tabela1.A5" office:value-type="string">
            <text:p text:style-name="P41">Formatação final</text:p>
          </table:table-cell>
          <table:table-cell table:style-name="Tabela1.A5" office:value-type="string">
            <text:p text:style-name="P40">Duilio</text:p>
          </table:table-cell>
        </table:table-row>
      </table:table>
      <text:p text:style-name="P7"/>
      <text:p text:style-name="P9"/>
      <text:p text:style-name="P10">Visão técnica</text:p>
      <text:p text:style-name="P35"><text:tab/>A visão técnica foi escrita em forma de parágrafos porém, ainda seguindo o modelo do OpenUP.</text:p>
      <text:p text:style-name="P26"><text:tab/>Jogadores de <text:s/><text:span text:style-name="T4">Magic: The Gathering (MTG)</text:span><text:span text:style-name="T17"> normalmente têm uma grande variedade de cartas e coleções de cartas(decks), de forma que a organização destes se torna difícil e penosa. Uma solução online para auxiliar na organização facilitaria a construção e manutenção dos decks.</text:span></text:p>
      <text:p text:style-name="P26"><text:tab/>Neste projeto, propomos uma solução para os jogadores de<text:span text:style-name="T4"> </text:span><text:span text:style-name="T17">MTG</text:span><text:span text:style-name="T4"> </text:span><text:span text:style-name="T17">que querem organizar suas cartas e decks de um modo digital, assim como para os que querem analisar decks de outros jogadores e compará-los com os seus próprios. Em nossa plataforma de gerenciamento de decks, o jogador poderá facilmente realizar estas tarefas, além de outras, como pesquisar cartas na base de dados para sanar dúvidas ou aumentar seus conhecimentos.</text:span></text:p>
      <text:p text:style-name="P26"><text:span text:style-name="T19"><text:tab/>Os próprios desenvolvedores do sistema são seus stackholders, pois eles também são jogadores interessados em organizar seus decks. Ambos stackholders estão focados em manter a qualidade, a manutenabilidade e a usabilidade do sistema.</text:span></text:p>
      <text:p text:style-name="P26"><text:span text:style-name="T18"><text:tab/>Nosso público-alvo utiliza muito a web como meio de comunicação e pesquisa, portanto, este deve ser o melhor meio para se fazer um sistema como o nosso atualmente. Futuramente, há a possibilidade de expandir o sistema para plataformas mobile, pois não há sistemas deste tipo para mobile no mercado. As tarefas do projeto são feitas por dois desenvolvedores e tem ciclo curto, porém não especificado.</text:span></text:p>
      <text:p text:style-name="P26"><text:span text:style-name="T18"><text:tab/>O sistema deve prover uma interface de busca de decks e cartas, para que os jogadores possam navegar pelo banco. Além disso, outra necessidade é o cadastramento de usuários, para que estes possam montar seus decks e salvá-los no banco, que é a principal funcionalidade oferecida pelo projeto. Estas funcionalidades definem o sistema e, portanto, devem ser lançadas com o sistema em si.</text:span></text:p>
      <text:p text:style-name="P26"><text:span text:style-name="T18"><text:tab/>Por fim, o sistema deve facilitar a manutenção, pois o banco de cartas é </text:span><text:span text:style-name="T19">atualizado constantemente e, além disso, o MTG é um jogo mutável que pode exigir a mudança de algum detalhe na </text:span><text:soft-page-break/><text:span text:style-name="T19">base de dados a qualquer atualização. Um último requisito, é que o sistema seja intuitivo e de fácil utilização, para que os jogadores não precisem se preocupar em aprender a operar o sistema antes de organizar suas coleções.</text:span></text:p>
      <text:p text:style-name="P9"/>
      <text:p text:style-name="P31">Levantamento de requisitos – casos de uso</text:p>
      <text:p text:style-name="P22"><text:span text:style-name="T16">O </text:span>Diagrama de Casos de Uso <text:span text:style-name="T16">foi </text:span>entregue em anexo.</text:p>
      <text:p text:style-name="P17"/>
      <text:p text:style-name="P36"><text:span text:style-name="T1">Caso de uso 1:</text:span> Criar Deck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8">Ator:</text:p>
            <text:p text:style-name="P28"><text:s text:c="4"/>Usuário Cadastrado</text:p>
            <text:p text:style-name="P28">Descrição:</text:p>
            <text:p text:style-name="P28"><text:s text:c="4"/>Usuário cadastra e preenche um deck no sistema.</text:p>
            <text:p text:style-name="P28">Pré-Condições:</text:p>
            <text:p text:style-name="P28"><text:s text:c="4"/>Usuário está cadastrado, logado e exitem cartas suficientes no banco de dados.</text:p>
            <text:p text:style-name="P28">Pós-Condições:</text:p>
            <text:p text:style-name="P28"><text:s text:c="4"/>O deck é criado no sistema.</text:p>
            <text:p text:style-name="P28">Fluxo Principal:</text:p>
            <text:p text:style-name="P28"><text:s text:c="4"/><text:span text:style-name="T1">1.</text:span> <text:span text:style-name="T4">Usuário navega até a página de decks</text:span></text:p>
            <text:p text:style-name="P28"><text:s text:c="4"/><text:span text:style-name="T1">2. </text:span><text:span text:style-name="T4">Sistema exibe uma página contendo um link para cadastrar decks</text:span></text:p>
            <text:p text:style-name="P28"><text:s text:c="4"/><text:span text:style-name="T1">3. </text:span><text:span text:style-name="T4">Usuário clica no link para cadastrar o deck</text:span></text:p>
            <text:p text:style-name="P28"><text:s text:c="4"/><text:span text:style-name="T1">4.</text:span> <text:span text:style-name="T4">Sistema exibe a página de cadastro de decks contendo campos</text:span></text:p>
            <text:p text:style-name="P28"><text:s text:c="8"/><text:span text:style-name="T4">para identificação e preenchimento do deck</text:span></text:p>
            <text:p text:style-name="P28"><text:s text:c="4"/><text:span text:style-name="T1">5.</text:span> <text:span text:style-name="T4">Usuário preenche as informações do deck</text:span></text:p>
            <text:p text:style-name="P28"><text:s text:c="4"/><text:span text:style-name="T1">6.</text:span> <text:span text:style-name="T4">O Usuário procura uma carta no sistema para adicionar ao deck ou remove uma carta existente</text:span></text:p>
            <text:p text:style-name="P28"><text:s text:c="8"/><text:span text:style-name="T1">6a.</text:span> <text:span text:style-name="T4">O sistema verifica se a carta pode ser adicionada, dentro das regras do jogo.</text:span></text:p>
            <text:p text:style-name="P28"><text:s text:c="12"/><text:span text:style-name="T1">6aa.</text:span> <text:span text:style-name="T4">A carta pode ser adicionada: Cadastro procede</text:span></text:p>
            <text:p text:style-name="P28"><text:s text:c="12"/><text:span text:style-name="T1">6ab.</text:span> <text:span text:style-name="T4">A carta não pode ser adicionada: </text:span></text:p>
            <text:p text:style-name="P28"><text:s text:c="20"/><text:span text:style-name="T4">O sistema exibe uma mensagem de erro e o deck não é alterado</text:span></text:p>
            <text:p text:style-name="P28"><text:s text:c="8"/><text:span text:style-name="T1">6b.</text:span> <text:span text:style-name="T4">O Sistema remove a carta do deck</text:span></text:p>
            <text:p text:style-name="P28"><text:s text:c="4"/><text:span text:style-name="T1">8.</text:span> <text:span text:style-name="T4">O Usuário repete o passo 6 a gosto e clica no link de salvar deck</text:span></text:p>
            <text:p text:style-name="P28"><text:span text:style-name="T1">9.</text:span> <text:span text:style-name="T4">O Sistema salva o deck e redireciona o usuário para a página de decks</text:span></text:p>
          </table:table-cell>
        </table:table-row>
      </table:table>
      <text:p text:style-name="P27"/>
      <text:p text:style-name="P27"><text:span text:style-name="T1">Caso de Uso 2:</text:span> Procurar cartas.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8">Ator:</text:p>
            <text:p text:style-name="P28"><text:s text:c="4"/>Usuário Cadastrado</text:p>
            <text:p text:style-name="P28">Descrição:</text:p>
            <text:p text:style-name="P28"><text:s text:c="4"/><text:span text:style-name="T10">Usuário busca uma carta na base de dados</text:span></text:p>
            <text:p text:style-name="P28">Pré-Condições:</text:p>
            <text:p text:style-name="P28"><text:s text:c="4"/>Usuário está cadastrado, logado e exitem cartas no banco de dados.</text:p>
            <text:p text:style-name="P28">Pós-Condições:</text:p>
            <text:p text:style-name="P28"><text:s text:c="4"/><text:span text:style-name="T10">Um conjunto de cartas é mostrado ao usuário</text:span>.</text:p>
            <text:p text:style-name="P24">Fluxo Principal:</text:p>
            <text:p text:style-name="P24"><text:span text:style-name="T1"><text:s text:c="4"/></text:span><text:span text:style-name="T2">1.</text:span><text:span text:style-name="T12"> </text:span><text:span text:style-name="T6">O Usuário navega até a página de busca de cartas.</text:span></text:p>
            <text:p text:style-name="P24"><text:soft-page-break/><text:span text:style-name="T11"><text:s text:c="4"/></text:span><text:span text:style-name="T2">2.</text:span><text:span text:style-name="T12"> </text:span><text:span text:style-name="T6">O Sistema retorna uma página com campos para informar os dados da carta.</text:span></text:p>
            <text:p text:style-name="P29"><text:span text:style-name="T11"><text:s text:c="4"/></text:span><text:span text:style-name="T2">3. </text:span><text:span text:style-name="T6">O Usuário preenche qualquer quantidade de campos com as informações da carta desejada.</text:span></text:p>
            <text:p text:style-name="P29"><text:span text:style-name="T5"><text:s text:c="4"/></text:span><text:span text:style-name="T2">4.</text:span><text:span text:style-name="T6"> O Sistema exibe o conjunto de cartas que satisfaz as informações dadas.</text:span></text:p>
            <text:p text:style-name="P29"><text:span text:style-name="T6"><text:s text:c="4"/></text:span><text:span text:style-name="T8">5. </text:span><text:span text:style-name="T7">O Usuário repete o passo 3 até encontrar todas as cartas desejadas.</text:span></text:p>
          </table:table-cell>
        </table:table-row>
      </table:table>
      <text:p text:style-name="P25"/>
      <text:p text:style-name="P10">Levantamento de requisitos – histórias de usuário</text:p>
      <text:p text:style-name="P8">História de Usuário 1: Criar decks.</text:p>
      <text:p text:style-name="P19">Como Usuário, gostaria de salvar os meus decks e tornar alguns deles públicos.</text:p>
      <text:p text:style-name="P16"/>
      <text:p text:style-name="P5"><text:span text:style-name="T9">História</text:span> de Us<text:span text:style-name="T9">uário</text:span> 2: Procurar cartas.</text:p>
      <text:p text:style-name="P20">Como Usuário, gostaria de poder procurar por cartas utilizando alguma informação delas.</text:p>
      <text:p text:style-name="P15"/>
      <text:p text:style-name="P10">Requisitos não-funcionais</text:p>
      <text:p text:style-name="P6">Manutenabilidade – <text:span text:style-name="T13">O banco de cartas deve ser facilmente atualizado.</text:span></text:p>
      <text:p text:style-name="P18">Usabilidade – <text:span text:style-name="T13">O usuário deve encontrar facilmente os links desejados.</text:span></text:p>
      <text:p text:style-name="P4"/>
      <text:p text:style-name="P30"><text:span text:style-name="T1">Modelagem, </text:span><text:span text:style-name="T3">Design e Diagramas UML</text:span></text:p>
      <text:p text:style-name="P23">Todos os diagramas foram entregues em anexo para garantir uma boa visualização dos textos.</text:p>
      <text:p text:style-name="P4"/>
      <text:p text:style-name="P10">Implementação <text:span text:style-name="T15">e Testes</text:span></text:p>
      <text:p text:style-name="P34"><text:span text:style-name="T9">A implementação foi feita em Ruby on Rails, utilizando o Rspeck para se fazer os testes.</text:span></text:p>
      <text:p text:style-name="P4"/>
      <text:p text:style-name="P10">Sistema rodando</text:p>
      <text:p text:style-name="P4">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9</meta:editing-cycles>
    <dc:date>2014-12-05T14:50:29.538000000</dc:date>
    <meta:editing-duration>PT1H23M40S</meta:editing-duration>
    <meta:document-statistic meta:table-count="3" meta:image-count="0" meta:object-count="0" meta:page-count="4" meta:paragraph-count="98" meta:word-count="863" meta:character-count="5372" meta:non-whitespace-character-count="4445"/>
  </office:meta>
</office:document-meta>
</file>